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105"/>
    <style:style style:name="ce3" style:family="table-cell" style:parent-style-name="Default" style:data-style-name="N2"/>
    <style:style style:name="ce4" style:family="table-cell" style:parent-style-name="Default" style:data-style-name="N105">
      <style:text-properties fo:font-weight="bold" style:font-weight-asian="bold" style:font-weight-complex="bold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59.05mm" svg:y="28.09mm">
            <draw:object draw:notify-on-update-of-ranges="Hoja1.G7:Hoja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ale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1/(1/[.C3]+1/[.D3]+1/[.E3]+1/[.F3])" office:value-type="float" office:value="73.6257476502421" calcext:value-type="float">
            <text:p>74</text:p>
          </table:table-cell>
          <table:table-cell table:style-name="ce1" table:formula="of:=1/(1/[.B3]+1/[.D3]+1/[.E3]+1/[.F3])" office:value-type="float" office:value="62.5" calcext:value-type="float">
            <text:p>63</text:p>
          </table:table-cell>
          <table:table-cell table:style-name="ce1" table:formula="of:=1/(1/[.B3]+1/[.C3]+1/[.E3]+1/[.F3])" office:value-type="float" office:value="58.3850931677019" calcext:value-type="float">
            <text:p>58</text:p>
          </table:table-cell>
          <table:table-cell table:style-name="ce1" table:formula="of:=1/(1/[.B3]+1/[.C3]+1/[.D3]+1/[.F3])" office:value-type="float" office:value="56.5831235635329" calcext:value-type="float">
            <text:p>5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2" table:formula="of:=[.B4]/([.B3]+[.B4])*[.$A$1]" office:value-type="float" office:value="0.250746905676483" calcext:value-type="float">
            <text:p>0,251</text:p>
          </table:table-cell>
          <table:table-cell table:style-name="ce2" table:formula="of:=[.C4]/([.C3]+[.C4])*[.$A$1]" office:value-type="float" office:value="0.117370892018779" calcext:value-type="float">
            <text:p>0,117</text:p>
          </table:table-cell>
          <table:table-cell table:style-name="ce2" table:formula="of:=[.D4]/([.D3]+[.D4])*[.$A$1]" office:value-type="float" office:value="0.0551643192488263" calcext:value-type="float">
            <text:p>0,055</text:p>
          </table:table-cell>
          <table:table-cell table:style-name="ce2" table:formula="of:=[.E4]/([.E3]+[.E4])*[.$A$1]" office:value-type="float" office:value="0.0250746905676483" calcext:value-type="float">
            <text:p>0,025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ITAND([.$A7];[.B$5])/[.B$5]*[.B$6]" office:value-type="float" office:value="0" calcext:value-type="float">
            <text:p>0,00</text:p>
          </table:table-cell>
          <table:table-cell table:formula="of:=BITAND([.$A7];[.C$5])/[.C$5]*[.C$6]" office:value-type="float" office:value="0" calcext:value-type="float">
            <text:p>0,00</text:p>
          </table:table-cell>
          <table:table-cell table:formula="of:=BITAND([.$A7];[.D$5])/[.D$5]*[.D$6]" office:value-type="float" office:value="0" calcext:value-type="float">
            <text:p>0,00</text:p>
          </table:table-cell>
          <table:table-cell table:formula="of:=BITAND([.$A7];[.E$5])/[.E$5]*[.E$6]" office:value-type="float" office:value="0" calcext:value-type="float">
            <text:p>0,00</text:p>
          </table:table-cell>
          <table:table-cell table:formula="of:=SUM([.B7:.E7])" office:value-type="float" office:value="0" calcext:value-type="float">
            <text:p>0,000</text:p>
          </table:table-cell>
          <table:table-cell table:style-name="ce2" table:formula="of:=[.F7]/[.F$22]" office:value-type="float" office:value="0" calcext:value-type="float">
            <text:p>0,000</text:p>
          </table:table-cell>
          <table:table-cell/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BITAND([.$A8];[.B$5])/[.B$5]*[.B$6]" office:value-type="float" office:value="0" calcext:value-type="float">
            <text:p>0,00</text:p>
          </table:table-cell>
          <table:table-cell table:formula="of:=BITAND([.$A8];[.C$5])/[.C$5]*[.C$6]" office:value-type="float" office:value="0" calcext:value-type="float">
            <text:p>0,00</text:p>
          </table:table-cell>
          <table:table-cell table:formula="of:=BITAND([.$A8];[.D$5])/[.D$5]*[.D$6]" office:value-type="float" office:value="0" calcext:value-type="float">
            <text:p>0,00</text:p>
          </table:table-cell>
          <table:table-cell table:formula="of:=BITAND([.$A8];[.E$5])/[.E$5]*[.E$6]" office:value-type="float" office:value="0.0250746905676483" calcext:value-type="float">
            <text:p>0,03</text:p>
          </table:table-cell>
          <table:table-cell table:formula="of:=SUM([.B8:.E8])" office:value-type="float" office:value="0.0250746905676483" calcext:value-type="float">
            <text:p>0,025</text:p>
          </table:table-cell>
          <table:table-cell table:style-name="ce2" table:formula="of:=[.F8]/[.F$22]" office:value-type="float" office:value="0.0559257496430271" calcext:value-type="float">
            <text:p>0,056</text:p>
          </table:table-cell>
          <table:table-cell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BITAND([.$A9];[.B$5])/[.B$5]*[.B$6]" office:value-type="float" office:value="0" calcext:value-type="float">
            <text:p>0,00</text:p>
          </table:table-cell>
          <table:table-cell table:formula="of:=BITAND([.$A9];[.C$5])/[.C$5]*[.C$6]" office:value-type="float" office:value="0" calcext:value-type="float">
            <text:p>0,00</text:p>
          </table:table-cell>
          <table:table-cell table:formula="of:=BITAND([.$A9];[.D$5])/[.D$5]*[.D$6]" office:value-type="float" office:value="0.0551643192488263" calcext:value-type="float">
            <text:p>0,06</text:p>
          </table:table-cell>
          <table:table-cell table:formula="of:=BITAND([.$A9];[.E$5])/[.E$5]*[.E$6]" office:value-type="float" office:value="0" calcext:value-type="float">
            <text:p>0,00</text:p>
          </table:table-cell>
          <table:table-cell table:formula="of:=SUM([.B9:.E9])" office:value-type="float" office:value="0.0551643192488263" calcext:value-type="float">
            <text:p>0,055</text:p>
          </table:table-cell>
          <table:table-cell table:style-name="ce2" table:formula="of:=[.F9]/[.F$22]" office:value-type="float" office:value="0.12303664921466" calcext:value-type="float">
            <text:p>0,123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BITAND([.$A10];[.B$5])/[.B$5]*[.B$6]" office:value-type="float" office:value="0" calcext:value-type="float">
            <text:p>0,00</text:p>
          </table:table-cell>
          <table:table-cell table:formula="of:=BITAND([.$A10];[.C$5])/[.C$5]*[.C$6]" office:value-type="float" office:value="0" calcext:value-type="float">
            <text:p>0,00</text:p>
          </table:table-cell>
          <table:table-cell table:formula="of:=BITAND([.$A10];[.D$5])/[.D$5]*[.D$6]" office:value-type="float" office:value="0.0551643192488263" calcext:value-type="float">
            <text:p>0,06</text:p>
          </table:table-cell>
          <table:table-cell table:formula="of:=BITAND([.$A10];[.E$5])/[.E$5]*[.E$6]" office:value-type="float" office:value="0.0250746905676483" calcext:value-type="float">
            <text:p>0,03</text:p>
          </table:table-cell>
          <table:table-cell table:formula="of:=SUM([.B10:.E10])" office:value-type="float" office:value="0.0802390098164746" calcext:value-type="float">
            <text:p>0,080</text:p>
          </table:table-cell>
          <table:table-cell table:style-name="ce2" table:formula="of:=[.F10]/[.F$22]" office:value-type="float" office:value="0.178962398857687" calcext:value-type="float">
            <text:p>0,179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BITAND([.$A11];[.B$5])/[.B$5]*[.B$6]" office:value-type="float" office:value="0" calcext:value-type="float">
            <text:p>0,00</text:p>
          </table:table-cell>
          <table:table-cell table:formula="of:=BITAND([.$A11];[.C$5])/[.C$5]*[.C$6]" office:value-type="float" office:value="0.117370892018779" calcext:value-type="float">
            <text:p>0,12</text:p>
          </table:table-cell>
          <table:table-cell table:formula="of:=BITAND([.$A11];[.D$5])/[.D$5]*[.D$6]" office:value-type="float" office:value="0" calcext:value-type="float">
            <text:p>0,00</text:p>
          </table:table-cell>
          <table:table-cell table:formula="of:=BITAND([.$A11];[.E$5])/[.E$5]*[.E$6]" office:value-type="float" office:value="0" calcext:value-type="float">
            <text:p>0,00</text:p>
          </table:table-cell>
          <table:table-cell table:formula="of:=SUM([.B11:.E11])" office:value-type="float" office:value="0.117370892018779" calcext:value-type="float">
            <text:p>0,117</text:p>
          </table:table-cell>
          <table:table-cell table:style-name="ce2" table:formula="of:=[.F11]/[.F$22]" office:value-type="float" office:value="0.261780104712042" calcext:value-type="float">
            <text:p>0,262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BITAND([.$A12];[.B$5])/[.B$5]*[.B$6]" office:value-type="float" office:value="0" calcext:value-type="float">
            <text:p>0,00</text:p>
          </table:table-cell>
          <table:table-cell table:formula="of:=BITAND([.$A12];[.C$5])/[.C$5]*[.C$6]" office:value-type="float" office:value="0.117370892018779" calcext:value-type="float">
            <text:p>0,12</text:p>
          </table:table-cell>
          <table:table-cell table:formula="of:=BITAND([.$A12];[.D$5])/[.D$5]*[.D$6]" office:value-type="float" office:value="0" calcext:value-type="float">
            <text:p>0,00</text:p>
          </table:table-cell>
          <table:table-cell table:formula="of:=BITAND([.$A12];[.E$5])/[.E$5]*[.E$6]" office:value-type="float" office:value="0.0250746905676483" calcext:value-type="float">
            <text:p>0,03</text:p>
          </table:table-cell>
          <table:table-cell table:formula="of:=SUM([.B12:.E12])" office:value-type="float" office:value="0.142445582586428" calcext:value-type="float">
            <text:p>0,142</text:p>
          </table:table-cell>
          <table:table-cell table:style-name="ce2" table:formula="of:=[.F12]/[.F$22]" office:value-type="float" office:value="0.317705854355069" calcext:value-type="float">
            <text:p>0,318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BITAND([.$A13];[.B$5])/[.B$5]*[.B$6]" office:value-type="float" office:value="0" calcext:value-type="float">
            <text:p>0,00</text:p>
          </table:table-cell>
          <table:table-cell table:formula="of:=BITAND([.$A13];[.C$5])/[.C$5]*[.C$6]" office:value-type="float" office:value="0.117370892018779" calcext:value-type="float">
            <text:p>0,12</text:p>
          </table:table-cell>
          <table:table-cell table:formula="of:=BITAND([.$A13];[.D$5])/[.D$5]*[.D$6]" office:value-type="float" office:value="0.0551643192488263" calcext:value-type="float">
            <text:p>0,06</text:p>
          </table:table-cell>
          <table:table-cell table:formula="of:=BITAND([.$A13];[.E$5])/[.E$5]*[.E$6]" office:value-type="float" office:value="0" calcext:value-type="float">
            <text:p>0,00</text:p>
          </table:table-cell>
          <table:table-cell table:formula="of:=SUM([.B13:.E13])" office:value-type="float" office:value="0.172535211267606" calcext:value-type="float">
            <text:p>0,173</text:p>
          </table:table-cell>
          <table:table-cell table:style-name="ce2" table:formula="of:=[.F13]/[.F$22]" office:value-type="float" office:value="0.384816753926702" calcext:value-type="float">
            <text:p>0,385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BITAND([.$A14];[.B$5])/[.B$5]*[.B$6]" office:value-type="float" office:value="0" calcext:value-type="float">
            <text:p>0,00</text:p>
          </table:table-cell>
          <table:table-cell table:formula="of:=BITAND([.$A14];[.C$5])/[.C$5]*[.C$6]" office:value-type="float" office:value="0.117370892018779" calcext:value-type="float">
            <text:p>0,12</text:p>
          </table:table-cell>
          <table:table-cell table:formula="of:=BITAND([.$A14];[.D$5])/[.D$5]*[.D$6]" office:value-type="float" office:value="0.0551643192488263" calcext:value-type="float">
            <text:p>0,06</text:p>
          </table:table-cell>
          <table:table-cell table:formula="of:=BITAND([.$A14];[.E$5])/[.E$5]*[.E$6]" office:value-type="float" office:value="0.0250746905676483" calcext:value-type="float">
            <text:p>0,03</text:p>
          </table:table-cell>
          <table:table-cell table:formula="of:=SUM([.B14:.E14])" office:value-type="float" office:value="0.197609901835254" calcext:value-type="float">
            <text:p>0,198</text:p>
          </table:table-cell>
          <table:table-cell table:style-name="ce2" table:formula="of:=[.F14]/[.F$22]" office:value-type="float" office:value="0.440742503569729" calcext:value-type="float">
            <text:p>0,44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BITAND([.$A15];[.B$5])/[.B$5]*[.B$6]" office:value-type="float" office:value="0.250746905676483" calcext:value-type="float">
            <text:p>0,25</text:p>
          </table:table-cell>
          <table:table-cell table:formula="of:=BITAND([.$A15];[.C$5])/[.C$5]*[.C$6]" office:value-type="float" office:value="0" calcext:value-type="float">
            <text:p>0,00</text:p>
          </table:table-cell>
          <table:table-cell table:formula="of:=BITAND([.$A15];[.D$5])/[.D$5]*[.D$6]" office:value-type="float" office:value="0" calcext:value-type="float">
            <text:p>0,00</text:p>
          </table:table-cell>
          <table:table-cell table:formula="of:=BITAND([.$A15];[.E$5])/[.E$5]*[.E$6]" office:value-type="float" office:value="0" calcext:value-type="float">
            <text:p>0,00</text:p>
          </table:table-cell>
          <table:table-cell table:formula="of:=SUM([.B15:.E15])" office:value-type="float" office:value="0.250746905676483" calcext:value-type="float">
            <text:p>0,251</text:p>
          </table:table-cell>
          <table:table-cell table:style-name="ce2" table:formula="of:=[.F15]/[.F$22]" office:value-type="float" office:value="0.559257496430271" calcext:value-type="float">
            <text:p>0,559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BITAND([.$A16];[.B$5])/[.B$5]*[.B$6]" office:value-type="float" office:value="0.250746905676483" calcext:value-type="float">
            <text:p>0,25</text:p>
          </table:table-cell>
          <table:table-cell table:formula="of:=BITAND([.$A16];[.C$5])/[.C$5]*[.C$6]" office:value-type="float" office:value="0" calcext:value-type="float">
            <text:p>0,00</text:p>
          </table:table-cell>
          <table:table-cell table:formula="of:=BITAND([.$A16];[.D$5])/[.D$5]*[.D$6]" office:value-type="float" office:value="0" calcext:value-type="float">
            <text:p>0,00</text:p>
          </table:table-cell>
          <table:table-cell table:formula="of:=BITAND([.$A16];[.E$5])/[.E$5]*[.E$6]" office:value-type="float" office:value="0.0250746905676483" calcext:value-type="float">
            <text:p>0,03</text:p>
          </table:table-cell>
          <table:table-cell table:formula="of:=SUM([.B16:.E16])" office:value-type="float" office:value="0.275821596244131" calcext:value-type="float">
            <text:p>0,276</text:p>
          </table:table-cell>
          <table:table-cell table:style-name="ce2" table:formula="of:=[.F16]/[.F$22]" office:value-type="float" office:value="0.615183246073298" calcext:value-type="float">
            <text:p>0,615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BITAND([.$A17];[.B$5])/[.B$5]*[.B$6]" office:value-type="float" office:value="0.250746905676483" calcext:value-type="float">
            <text:p>0,25</text:p>
          </table:table-cell>
          <table:table-cell table:formula="of:=BITAND([.$A17];[.C$5])/[.C$5]*[.C$6]" office:value-type="float" office:value="0" calcext:value-type="float">
            <text:p>0,00</text:p>
          </table:table-cell>
          <table:table-cell table:formula="of:=BITAND([.$A17];[.D$5])/[.D$5]*[.D$6]" office:value-type="float" office:value="0.0551643192488263" calcext:value-type="float">
            <text:p>0,06</text:p>
          </table:table-cell>
          <table:table-cell table:formula="of:=BITAND([.$A17];[.E$5])/[.E$5]*[.E$6]" office:value-type="float" office:value="0" calcext:value-type="float">
            <text:p>0,00</text:p>
          </table:table-cell>
          <table:table-cell table:formula="of:=SUM([.B17:.E17])" office:value-type="float" office:value="0.305911224925309" calcext:value-type="float">
            <text:p>0,306</text:p>
          </table:table-cell>
          <table:table-cell table:style-name="ce2" table:formula="of:=[.F17]/[.F$22]" office:value-type="float" office:value="0.682294145644931" calcext:value-type="float">
            <text:p>0,682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BITAND([.$A18];[.B$5])/[.B$5]*[.B$6]" office:value-type="float" office:value="0.250746905676483" calcext:value-type="float">
            <text:p>0,25</text:p>
          </table:table-cell>
          <table:table-cell table:formula="of:=BITAND([.$A18];[.C$5])/[.C$5]*[.C$6]" office:value-type="float" office:value="0" calcext:value-type="float">
            <text:p>0,00</text:p>
          </table:table-cell>
          <table:table-cell table:formula="of:=BITAND([.$A18];[.D$5])/[.D$5]*[.D$6]" office:value-type="float" office:value="0.0551643192488263" calcext:value-type="float">
            <text:p>0,06</text:p>
          </table:table-cell>
          <table:table-cell table:formula="of:=BITAND([.$A18];[.E$5])/[.E$5]*[.E$6]" office:value-type="float" office:value="0.0250746905676483" calcext:value-type="float">
            <text:p>0,03</text:p>
          </table:table-cell>
          <table:table-cell table:formula="of:=SUM([.B18:.E18])" office:value-type="float" office:value="0.330985915492958" calcext:value-type="float">
            <text:p>0,331</text:p>
          </table:table-cell>
          <table:table-cell table:style-name="ce2" table:formula="of:=[.F18]/[.F$22]" office:value-type="float" office:value="0.738219895287958" calcext:value-type="float">
            <text:p>0,738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BITAND([.$A19];[.B$5])/[.B$5]*[.B$6]" office:value-type="float" office:value="0.250746905676483" calcext:value-type="float">
            <text:p>0,25</text:p>
          </table:table-cell>
          <table:table-cell table:formula="of:=BITAND([.$A19];[.C$5])/[.C$5]*[.C$6]" office:value-type="float" office:value="0.117370892018779" calcext:value-type="float">
            <text:p>0,12</text:p>
          </table:table-cell>
          <table:table-cell table:formula="of:=BITAND([.$A19];[.D$5])/[.D$5]*[.D$6]" office:value-type="float" office:value="0" calcext:value-type="float">
            <text:p>0,00</text:p>
          </table:table-cell>
          <table:table-cell table:formula="of:=BITAND([.$A19];[.E$5])/[.E$5]*[.E$6]" office:value-type="float" office:value="0" calcext:value-type="float">
            <text:p>0,00</text:p>
          </table:table-cell>
          <table:table-cell table:formula="of:=SUM([.B19:.E19])" office:value-type="float" office:value="0.368117797695262" calcext:value-type="float">
            <text:p>0,368</text:p>
          </table:table-cell>
          <table:table-cell table:style-name="ce2" table:formula="of:=[.F19]/[.F$22]" office:value-type="float" office:value="0.821037601142313" calcext:value-type="float">
            <text:p>0,821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BITAND([.$A20];[.B$5])/[.B$5]*[.B$6]" office:value-type="float" office:value="0.250746905676483" calcext:value-type="float">
            <text:p>0,25</text:p>
          </table:table-cell>
          <table:table-cell table:formula="of:=BITAND([.$A20];[.C$5])/[.C$5]*[.C$6]" office:value-type="float" office:value="0.117370892018779" calcext:value-type="float">
            <text:p>0,12</text:p>
          </table:table-cell>
          <table:table-cell table:formula="of:=BITAND([.$A20];[.D$5])/[.D$5]*[.D$6]" office:value-type="float" office:value="0" calcext:value-type="float">
            <text:p>0,00</text:p>
          </table:table-cell>
          <table:table-cell table:formula="of:=BITAND([.$A20];[.E$5])/[.E$5]*[.E$6]" office:value-type="float" office:value="0.0250746905676483" calcext:value-type="float">
            <text:p>0,03</text:p>
          </table:table-cell>
          <table:table-cell table:formula="of:=SUM([.B20:.E20])" office:value-type="float" office:value="0.393192488262911" calcext:value-type="float">
            <text:p>0,393</text:p>
          </table:table-cell>
          <table:table-cell table:style-name="ce2" table:formula="of:=[.F20]/[.F$22]" office:value-type="float" office:value="0.87696335078534" calcext:value-type="float">
            <text:p>0,877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BITAND([.$A21];[.B$5])/[.B$5]*[.B$6]" office:value-type="float" office:value="0.250746905676483" calcext:value-type="float">
            <text:p>0,25</text:p>
          </table:table-cell>
          <table:table-cell table:formula="of:=BITAND([.$A21];[.C$5])/[.C$5]*[.C$6]" office:value-type="float" office:value="0.117370892018779" calcext:value-type="float">
            <text:p>0,12</text:p>
          </table:table-cell>
          <table:table-cell table:formula="of:=BITAND([.$A21];[.D$5])/[.D$5]*[.D$6]" office:value-type="float" office:value="0.0551643192488263" calcext:value-type="float">
            <text:p>0,06</text:p>
          </table:table-cell>
          <table:table-cell table:formula="of:=BITAND([.$A21];[.E$5])/[.E$5]*[.E$6]" office:value-type="float" office:value="0" calcext:value-type="float">
            <text:p>0,00</text:p>
          </table:table-cell>
          <table:table-cell table:formula="of:=SUM([.B21:.E21])" office:value-type="float" office:value="0.423282116944089" calcext:value-type="float">
            <text:p>0,423</text:p>
          </table:table-cell>
          <table:table-cell table:style-name="ce2" table:formula="of:=[.F21]/[.F$22]" office:value-type="float" office:value="0.944074250356973" calcext:value-type="float">
            <text:p>0,944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BITAND([.$A22];[.B$5])/[.B$5]*[.B$6]" office:value-type="float" office:value="0.250746905676483" calcext:value-type="float">
            <text:p>0,25</text:p>
          </table:table-cell>
          <table:table-cell table:formula="of:=BITAND([.$A22];[.C$5])/[.C$5]*[.C$6]" office:value-type="float" office:value="0.117370892018779" calcext:value-type="float">
            <text:p>0,12</text:p>
          </table:table-cell>
          <table:table-cell table:formula="of:=BITAND([.$A22];[.D$5])/[.D$5]*[.D$6]" office:value-type="float" office:value="0.0551643192488263" calcext:value-type="float">
            <text:p>0,06</text:p>
          </table:table-cell>
          <table:table-cell table:formula="of:=BITAND([.$A22];[.E$5])/[.E$5]*[.E$6]" office:value-type="float" office:value="0.0250746905676483" calcext:value-type="float">
            <text:p>0,03</text:p>
          </table:table-cell>
          <table:table-cell table:formula="of:=SUM([.B22:.E22])" office:value-type="float" office:value="0.448356807511737" calcext:value-type="float">
            <text:p>0,448</text:p>
          </table:table-cell>
          <table:table-cell table:style-name="ce2" table:formula="of:=[.F22]/[.F$22]" office:value-type="float" office:value="1" calcext:value-type="float">
            <text:p>1,000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o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5" office:value-type="float" office:value="1000000000" calcext:value-type="float">
            <office:annotation draw:style-name="gr2" draw:text-style-name="P3" svg:width="28.99mm" svg:height="17.99mm" svg:x="141.46mm" svg:y="111.43mm" draw:caption-point-x="-6.1mm" draw:caption-point-y="15.1mm">
              <dc:date>2019-08-09T00:00:00</dc:date>
              <text:p text:style-name="P2">No extra resistor. Use high value to make calculations work</text:p>
            </office:annotation>
            <text:p>1,00E+09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200" calcext:value-type="float">
            <text:p>1200</text:p>
          </table:table-cell>
          <table:table-cell table:style-name="ce5" office:value-type="float" office:value="1000000000" calcext:value-type="float">
            <office:annotation draw:style-name="gr2" draw:text-style-name="P3" svg:width="28.99mm" svg:height="17.99mm" svg:x="141.46mm" svg:y="115.95mm" draw:caption-point-x="-6.1mm" draw:caption-point-y="15.1mm">
              <dc:date>2019-08-09T00:00:00</dc:date>
              <text:p text:style-name="P2">No extra resistor. Use high value to make calculations work</text:p>
            </office:annotation>
            <text:p>1,00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The extra resistor only affects the full scale value. It doesn’t make it more linear.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5" table:style-name="Default" office:value-type="string" calcext:value-type="string">
            <text:p>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 number:title="Definido por el usuario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59:47.107086832</meta:creation-date>
    <dc:date>2019-08-09T14:16:10.909342217</dc:date>
    <meta:editing-duration>PT15M16S</meta:editing-duration>
    <meta:editing-cycles>3</meta:editing-cycles>
    <meta:generator>LibreOffice/6.2.5.2$Linux_X86_64 LibreOffice_project/20$Build-2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 number:title="Definido por el usuari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G7:Hoja1.G22" svg:x="0.32cm" svg:y="0.18cm" svg:width="15.36cm" svg:height="8.64cm">
          <chartooo:coordinate-region svg:x="1.436cm" svg:y="0.384cm" svg:width="14.053cm" svg:height="7.7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G7:Hoja1.G2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G7:Hoja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9257496430271">
                <text:p>0.0559257496430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03664921466">
                <text:p>0.1230366492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962398857687">
                <text:p>0.178962398857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1780104712042">
                <text:p>0.261780104712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7705854355069">
                <text:p>0.317705854355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4816753926702">
                <text:p>0.384816753926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0742503569729">
                <text:p>0.440742503569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257496430271">
                <text:p>0.559257496430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183246073298">
                <text:p>0.615183246073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2294145644931">
                <text:p>0.682294145644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8219895287958">
                <text:p>0.738219895287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1037601142313">
                <text:p>0.821037601142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696335078534">
                <text:p>0.87696335078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4074250356973">
                <text:p>0.944074250356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